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background-color="#DBDBDB" style:repeat-content="false"/>
      <style:paragraph-properties fo:text-align="start" fo:margin-left="0cm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10.398125cm"/>
    </style:style>
    <style:style style:name="co5" style:family="table-column">
      <style:table-column-properties fo:break-before="auto" style:column-width="5.92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studo Java Swing.</text:p>
          </table:table-cell>
          <table:table-cell office:value-type="string" table:style-name="ce2">
            <text:p>13h</text:p>
          </table:table-cell>
          <table:table-cell office:value-type="string" table:style-name="ce3">
            <text:p>Estudo de Java Swing em dia.</text:p>
          </table:table-cell>
          <table:table-cell office:value-type="string" table:style-name="ce3">
            <text:p>Futura aplic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studo Java Desktop.</text:p>
          </table:table-cell>
          <table:table-cell office:value-type="string" table:style-name="ce2">
            <text:p>13h</text:p>
          </table:table-cell>
          <table:table-cell office:value-type="string" table:style-name="ce3">
            <text:p>Estudo de Java Desktop em dia.</text:p>
          </table:table-cell>
          <table:table-cell office:value-type="string" table:style-name="ce3">
            <text:p>Futura aplic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3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Desenvolvimento do modelo lógico e conceitual do Banco de Dados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Modelos lógico e conceitual criados.</text:p>
          </table:table-cell>
          <table:table-cell office:value-type="string" table:style-name="ce3">
            <text:p>Modelos criados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Desenvolvimento dos Protótipos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Idealizar um protótipo para validação</text:p>
          </table:table-cell>
          <table:table-cell office:value-type="string" table:style-name="ce3">
            <text:p>Protótipo Figma.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evantamento de Requisitos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Compreender necessidades do cliente.</text:p>
          </table:table-cell>
          <table:table-cell office:value-type="string" table:style-name="ce3">
            <text:p>Aprovação do projeto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Criação da documentação no GitHub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Informações do projeto documentadas.</text:p>
          </table:table-cell>
          <table:table-cell office:value-type="string" table:style-name="ce3">
            <text:p>GitHub criado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Definição do Layout da aplicação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Layout aplicado no protótipo.</text:p>
          </table:table-cell>
          <table:table-cell office:value-type="string" table:style-name="ce3">
            <text:p>Layout definido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Estudo de Banco de Dados em Java.</text:p>
          </table:table-cell>
          <table:table-cell office:value-type="string" table:style-name="ce2">
            <text:p>13h</text:p>
          </table:table-cell>
          <table:table-cell office:value-type="string" table:style-name="ce3">
            <text:p>Estudo de Banco de Dados em Java em dia.</text:p>
          </table:table-cell>
          <table:table-cell office:value-type="string" table:style-name="ce3">
            <text:p>Futura aplicação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Definição da Identidade Visual da aplicação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Definição da paleta de cores da aplicação.</text:p>
          </table:table-cell>
          <table:table-cell office:value-type="string" table:style-name="ce3">
            <text:p>Paleta de cores definida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ontar e atualizar o BurnDown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Finalizar o gráfico de BurnDown.</text:p>
          </table:table-cell>
          <table:table-cell office:value-type="string" table:style-name="ce3">
            <text:p>BurnDown finalizado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Montar e atualizar o Backlog.</text:p>
          </table:table-cell>
          <table:table-cell office:value-type="string" table:style-name="ce2">
            <text:p>8h</text:p>
          </table:table-cell>
          <table:table-cell office:value-type="string" table:style-name="ce3">
            <text:p>Finalizar a tabela de Backlog.</text:p>
          </table:table-cell>
          <table:table-cell office:value-type="string" table:style-name="ce3">
            <text:p>Backlog finalizado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2</text:p>
          </table:table-cell>
          <table:table-cell office:value-type="float" office:value="1" table:style-name="ce2">
            <text:p>1</text:p>
          </table:table-cell>
          <table:table-cell office:value-type="string" table:style-name="ce5">
            <text:p>Criação da página no Trello.</text:p>
          </table:table-cell>
          <table:table-cell office:value-type="string" table:style-name="ce2">
            <text:p>5h</text:p>
          </table:table-cell>
          <table:table-cell office:value-type="string" table:style-name="ce3">
            <text:p>Página criada para organização.</text:p>
          </table:table-cell>
          <table:table-cell office:value-type="string" table:style-name="ce3">
            <text:p>Página criada e em funcionamento.</text:p>
          </table:table-cell>
          <table:table-cell table:number-columns-repeated="16378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6"/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Franciele Amancio</meta:initial-creator>
    <dc:creator>usuario</dc:creator>
    <meta:creation-date>2022-11-06T20:55:13Z</meta:creation-date>
    <dc:date>2023-03-28T00:59:43Z</dc:date>
  </office:meta>
</office:document-meta>
</file>